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line-height="150%">
        <style:tab-stops>
          <style:tab-stop style:type="right" style:position="7.2687in"/>
        </style:tab-stops>
      </style:paragraph-properties>
    </style:style>
    <style:style style:name="T2" style:parent-style-name="DefaultParagraphFont" style:family="text">
      <style:text-properties style:font-name="Gill Sans MT" style:font-name-complex="Arial" fo:font-weight="bold" style:font-weight-asian="bold" fo:language="en" fo:country="GB"/>
    </style:style>
    <style:style style:name="T3" style:parent-style-name="DefaultParagraphFont" style:family="text">
      <style:text-properties style:font-name="Gill Sans MT" style:font-name-complex="Arial" fo:language="en" fo:country="GB"/>
    </style:style>
    <style:style style:name="T4" style:parent-style-name="DefaultParagraphFont" style:family="text">
      <style:text-properties style:font-name="Gill Sans MT" style:font-name-complex="Arial" fo:language="en" fo:country="GB"/>
    </style:style>
    <style:style style:name="T5" style:parent-style-name="DefaultParagraphFont" style:family="text">
      <style:text-properties style:font-name="Gill Sans MT" style:font-name-complex="Arial" fo:language="en" fo:country="GB"/>
    </style:style>
    <style:style style:name="P6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1pt" style:font-size-asian="11pt" style:font-size-complex="11pt" fo:language="en" fo:country="GB"/>
    </style:style>
    <style:style style:name="P7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1pt" style:font-size-asian="11pt" style:font-size-complex="11pt" fo:language="en" fo:country="GB"/>
    </style:style>
    <style:style style:name="P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1pt" style:font-size-asian="11pt" style:font-size-complex="11pt" fo:language="en" fo:country="GB"/>
    </style:style>
    <style:style style:name="P9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0" style:parent-style-name="DefaultParagraphFont" style:family="text">
      <style:text-properties style:font-name="Gill Sans MT" style:font-name-complex="Arial" fo:font-weight="bold" style:font-weight-asian="bold" fo:font-size="11pt" style:font-size-asian="11pt" style:font-size-complex="11pt" fo:language="en" fo:country="GB"/>
    </style:style>
    <style:style style:name="P11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2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3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39" style:parent-style-name="DefaultParagraphFont" style:family="text">
      <style:text-properties style:font-name="Gill Sans MT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4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5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6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74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75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7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8" style:parent-style-name="Hyperlink" style:family="text">
      <style:text-properties style:font-name="Gill Sans MT" style:font-name-complex="Arial" fo:font-size="10pt" style:font-size-asian="10pt" style:font-size-complex="10pt" fo:language="en" fo:country="GB"/>
    </style:style>
    <style:style style:name="T7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80" style:parent-style-name="Hyperlink" style:family="text">
      <style:text-properties style:font-name="Gill Sans MT" style:font-name-complex="Arial" fo:font-size="10pt" style:font-size-asian="10pt" style:font-size-complex="10pt" fo:language="en" fo:country="GB"/>
    </style:style>
    <style:style style:name="P81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2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3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4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5" style:parent-style-name="Normal" style:list-style-name="LFO1" style:family="paragraph">
      <style:paragraph-properties fo:margin-bottom="0.0277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6" style:parent-style-name="Normal" style:list-style-name="LFO1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 fo:line-height="150%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87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88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89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9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9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9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93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94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95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96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97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9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9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00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01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0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0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04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05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06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07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0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0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1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12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1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17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18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19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20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2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5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26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2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2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3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31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3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33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34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35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36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37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38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39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40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4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3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44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4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49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50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51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5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5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54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55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56" style:parent-style-name="Normal" style:family="paragraph">
      <style:paragraph-properties fo:line-height="0.1944in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5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5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5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6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61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62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163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64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65" style:parent-style-name="Normal" style:list-style-name="LFO2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16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6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68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69" style:parent-style-name="Normal" style:list-style-name="LFO3" style:family="paragraph">
      <style:paragraph-properties fo:line-height="0.1944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0" style:parent-style-name="Normal" style:family="paragraph">
      <style:paragraph-properties fo:break-before="page"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71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72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3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4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5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6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7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8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79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8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3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184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8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7" style:parent-style-name="DefaultParagraphFont" style:family="text">
      <style:text-properties style:font-name="Gill Sans MT" style:font-name-complex="Arial" fo:font-style="italic" style:font-style-asian="italic" fo:font-size="10pt" style:font-size-asian="10pt" style:font-size-complex="10pt" fo:language="en" fo:country="GB"/>
    </style:style>
    <style:style style:name="T18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8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193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194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19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199" style:parent-style-name="DefaultParagraphFont" style:family="text">
      <style:text-properties style:font-name="Gill Sans MT" style:font-name-complex="Arial" fo:font-style="italic" style:font-style-asian="italic" fo:font-size="10pt" style:font-size-asian="10pt" style:font-size-complex="10pt" fo:language="en" fo:country="GB"/>
    </style:style>
    <style:style style:name="T20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01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02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0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0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0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06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0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08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0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1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12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3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1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16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1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19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20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21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22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23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24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25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226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2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2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29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1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2" style:parent-style-name="Hyperlink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233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34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35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6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7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8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39" style:parent-style-name="DefaultParagraphFont" style:family="text">
      <style:text-properties style:font-name="Gill Sans MT" style:font-name-complex="Arial" fo:font-style="italic" style:font-style-asian="italic" fo:font-size="10pt" style:font-size-asian="10pt" style:font-size-complex="10pt" fo:language="en" fo:country="GB"/>
    </style:style>
    <style:style style:name="T240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4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42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43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T244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245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46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47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48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4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0" style:parent-style-name="Normal" style:family="paragraph">
      <style:paragraph-properties fo:line-height="150%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251" style:parent-style-name="Normal" style:list-style-name="LFO4" style:family="paragraph">
      <style:paragraph-properties fo:line-height="150%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2" style:parent-style-name="Normal" style:list-style-name="LFO4" style:family="paragraph">
      <style:paragraph-properties fo:line-height="150%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3" style:parent-style-name="Normal" style:list-style-name="LFO4" style:family="paragraph">
      <style:paragraph-properties fo:margin-bottom="0.0833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</style:style>
    <style:style style:name="T254" style:parent-style-name="DefaultParagraphFont" style:family="text">
      <style:text-properties style:font-name="Gill Sans MT" style:font-name-complex="Arial" fo:font-size="10pt" style:font-size-asian="10pt" style:font-size-complex="10pt" fo:language="en" fo:country="GB"/>
    </style:style>
    <style:style style:name="T255" style:parent-style-name="DefaultParagraphFont" style:family="text">
      <style:text-properties style:font-name="Gill Sans MT" style:font-name-complex="Arial" fo:font-weight="bold" style:font-weight-asian="bold" fo:font-size="10pt" style:font-size-asian="10pt" style:font-size-complex="10pt" fo:language="en" fo:country="GB"/>
    </style:style>
    <style:style style:name="P256" style:parent-style-name="Normal" style:list-style-name="LFO4" style:family="paragraph">
      <style:paragraph-properties fo:margin-bottom="0.0833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7" style:parent-style-name="Normal" style:list-style-name="LFO4" style:family="paragraph">
      <style:paragraph-properties fo:margin-bottom="0.0833in">
        <style:tab-stops>
          <style:tab-stop style:type="left" style:position="0in"/>
          <style:tab-stop style:type="right" style:position="6.0527in"/>
          <style:tab-stop style:type="right" style:position="7.0715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8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59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60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6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6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63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  <style:style style:name="P264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65" style:parent-style-name="Hyperlink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66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67" style:parent-style-name="Hyperlink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68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</style:style>
    <style:style style:name="T269" style:parent-style-name="Hyperlink" style:family="text">
      <style:text-properties style:font-name="Gill Sans MT" style:font-name-complex="Arial" fo:font-size="10pt" style:font-size-asian="10pt" style:font-size-complex="10pt" fo:language="en" fo:country="GB"/>
    </style:style>
    <style:style style:name="P270" style:parent-style-name="Normal" style:family="paragraph">
      <style:paragraph-properties>
        <style:tab-stops>
          <style:tab-stop style:type="right" style:position="6.25in"/>
          <style:tab-stop style:type="right" style:position="7.2687in"/>
        </style:tab-stops>
      </style:paragraph-properties>
      <style:text-properties style:font-name="Gill Sans MT" style:font-name-complex="Arial" fo:font-size="10pt" style:font-size-asian="10pt" style:font-size-complex="10pt" fo:language="en" fo:country="GB"/>
    </style:style>
  </office:automatic-styles>
  <office:body>
    <office:text text:use-soft-page-breaks="true">
      <text:p text:style-name="P1"><text:span text:style-name="T2">Sam Dutton</text:span><text:span text:style-name="T3"><text:tab/></text:span><text:span text:style-name="T4">sam.dutton@</text:span><text:span text:style-name="T5">gmail.com</text:span></text:p>
      <text:p text:style-name="P6"/>
      <text:p text:style-name="P7">Widely<text:s/>experienced<text:s/>front-end<text:s/>C++ and Web<text:s/>application<text:s/>developer<text:s/>delivering<text:s/>consistent results through<text:s/>teamworking,<text:s/>decisive<text:s/>technical<text:s/>management<text:s/>and expert communication skills.</text:p>
      <text:p text:style-name="P8"/>
      <text:p text:style-name="P9"><text:span text:style-name="T10">KEY SKILLS</text:span></text:p>
      <text:list text:style-name="LFO1" text:continue-numbering="true">
        <text:list-item>
          <text:p text:style-name="P11">Expert knowledge<text:s/>of<text:s/>Web and native <text:s/>application<text:s/>and prototype development for desktop and mobile platforms</text:p>
        </text:list-item>
        <text:list-item>
          <text:p text:style-name="P12">In-depth<text:s/>skills<text:s/>in<text:s/>C++/Qt/STL;<text:s/>XML,<text:s/>XSLT<text:s/>and<text:s/>validation;<text:s/>HTML, CSS,<text:s/>JavaScript, JavaScript libraries<text:s/>and browser extensions</text:p>
        </text:list-item>
        <text:list-item>
          <text:p text:style-name="P13"><text:span text:style-name="T14">Wide experience</text:span><text:span text:style-name="T15"><text:s/>of Web and desktop<text:s/></text:span><text:span text:style-name="T16">platforms, languages</text:span><text:span text:style-name="T17">, t</text:span><text:span text:style-name="T18">echnologies</text:span><text:span text:style-name="T19"><text:s/>and methodologies</text:span><text:span text:style-name="T20">:</text:span><text:span text:style-name="T21"><text:s/></text:span><text:span text:style-name="T22">Python</text:span><text:span text:style-name="T23">,<text:s/></text:span><text:span text:style-name="T24">Ruby</text:span><text:span text:style-name="T25">, Perl,<text:s/></text:span><text:span text:style-name="T26">Java,<text:s/></text:span><text:span text:style-name="T27">PHP, MySQL,</text:span><text:span text:style-name="T28"><text:s/></text:span><text:span text:style-name="T29">Apache</text:span><text:span text:style-name="T30">;</text:span><text:span text:style-name="T31"><text:s/>Flash</text:span><text:span text:style-name="T32">;</text:span><text:span text:style-name="T33"><text:s/>regular expressions</text:span><text:span text:style-name="T34">;<text:s/></text:span><text:span text:style-name="T35">networking architecture</text:span><text:span text:style-name="T36">s;</text:span><text:span text:style-name="T37"><text:s/></text:span><text:span text:style-name="T38">coding</text:span><text:span text:style-name="T39"> </text:span><text:span text:style-name="T40">standards,<text:s/></text:span><text:span text:style-name="T41">r</text:span><text:span text:style-name="T42">efactoring</text:span><text:span text:style-name="T43">,<text:s/></text:span><text:span text:style-name="T44">optimisation,<text:s/></text:span><text:span text:style-name="T45">test-driven development,<text:s/></text:span><text:span text:style-name="T46">UML,<text:s/></text:span><text:span text:style-name="T47">project architecture</text:span><text:span text:style-name="T48"><text:s/>and design patterns</text:span><text:span text:style-name="T49">; CVS,</text:span><text:span text:style-name="T50"><text:s/></text:span><text:span text:style-name="T51">SVN, Git and other<text:s/></text:span><text:span text:style-name="T52">version control</text:span><text:span text:style-name="T53"><text:s/>platforms;</text:span><text:span text:style-name="T54"><text:s/></text:span><text:span text:style-name="T55">project, feature and bug management systems including<text:s/></text:span><text:span text:style-name="T56">Trac</text:span><text:span text:style-name="T57">, Basecamp and online Kanban boards;</text:span><text:span text:style-name="T58"><text:s/></text:span><text:span text:style-name="T59">MediaWiki</text:span><text:span text:style-name="T60"><text:s/>development and other</text:span><text:span text:style-name="T61"><text:s/></text:span><text:span text:style-name="T62">content management</text:span><text:span text:style-name="T63"><text:s/>platforms;</text:span><text:span text:style-name="T64"><text:s/></text:span><text:span text:style-name="T65">sear</text:span><text:span text:style-name="T66">ch<text:s/></text:span><text:span text:style-name="T67">engine<text:s/></text:span><text:span text:style-name="T68">optimisation</text:span><text:span text:style-name="T69">;</text:span><text:span text:style-name="T70"><text:s/></text:span><text:span text:style-name="T71">video</text:span><text:span text:style-name="T72"><text:s/>compression and delivery formats,<text:s/></text:span><text:span text:style-name="T73">image creation and processing</text:span></text:p>
        </text:list-item>
        <text:list-item>
          <text:p text:style-name="P74">Regular participant in<text:s/>events such as hackdays,<text:s/>BBC Tech Talks,<text:s/>Crisis Commons, Geek Nights<text:s/>and<text:s/>Qt developer days<text:s/></text:p>
        </text:list-item>
        <text:list-item>
          <text:p text:style-name="P75"><text:span text:style-name="T76">T</text:span><text:span text:style-name="T77">echnical blog posts at<text:s/></text:span><text:a xlink:href="http://samdutton.wordpress.com" office:target-frame-name="_top" xlink:show="replace"><text:span text:style-name="T78">samdutton.wordpress.com</text:span></text:a><text:span text:style-name="T79"><text:s/>and the<text:s/></text:span><text:a xlink:href="http://www.bbc.co.uk/blogs/researchanddevelopment/2010/11/mozilla-audio-data-api.shtml" office:target-frame-name="_top" xlink:show="replace"><text:span text:style-name="T80">BBC R&amp;D blog</text:span></text:a></text:p>
        </text:list-item>
        <text:list-item>
          <text:p text:style-name="P81">Contributor<text:s/>to WHATWG, W3C and other<text:s/>standards organisations,<text:s/>including input to<text:s/>the<text:s/>HTML5<text:s/>video<text:s/>track element draft,<text:s/>and<text:s/>Media MultitrackAPI and Media Fragments URI<text:s/>discussion</text:p>
        </text:list-item>
        <text:list-item>
          <text:p text:style-name="P82">Expertise in a variety of applications including Photoshop, Visual Studio<text:s/>and QuarkXpress</text:p>
        </text:list-item>
        <text:list-item>
          <text:p text:style-name="P83">Passionate about<text:s/>usable, accessible interface design and graphics</text:p>
        </text:list-item>
        <text:list-item>
          <text:p text:style-name="P84">Effective<text:s/>technical writer<text:s/>and in-house<text:s/>mentor</text:p>
        </text:list-item>
        <text:list-item>
          <text:p text:style-name="P85">Widely experienced<text:s/>in<text:s/>end-user<text:s/>testing,<text:s/>requirements gathering<text:s/>and third-party liaison</text:p>
        </text:list-item>
        <text:list-item>
          <text:p text:style-name="P86">Consistently cost<text:s/>and<text:s/>time<text:s/>conscious;<text:s/>sensitive to commercial outcomes</text:p>
        </text:list-item>
      </text:list>
      <text:p text:style-name="P87"><text:span text:style-name="T88">WORK HISTORY</text:span></text:p>
      <text:p text:style-name="P89"><text:span text:style-name="T90">2008–</text:span><text:span text:style-name="T91">2010</text:span><text:span text:style-name="T92"><text:tab/></text:span><text:span text:style-name="T93">Senior Software Engineer, BBC R&amp;D Prototyping</text:span></text:p>
      <text:list text:style-name="LFO2" text:continue-numbering="true">
        <text:list-item>
          <text:p text:style-name="P94">Developer of multiple<text:s/>cross-platform,<text:s/>standards-compliant applications<text:s/>prototyping<text:s/>new<text:s/>Web<text:s/>technologies</text:p>
        </text:list-item>
        <text:list-item>
          <text:p text:style-name="P95">Technical Lead, EU FP7 P2P-Next project, Work Package 5</text:p>
        </text:list-item>
        <text:list-item>
          <text:p text:style-name="P96">Native application prototyping for S60,<text:s/>Android<text:s/>and iOS<text:line-break/></text:p>
        </text:list-item>
      </text:list>
      <text:p text:style-name="P97"><text:span text:style-name="T98">2006–2007</text:span><text:span text:style-name="T99"><text:tab/></text:span><text:span text:style-name="T100">Technical Lead, ITN Source (news footage archive)</text:span></text:p>
      <text:p text:style-name="P101"><text:span text:style-name="T102">1999–2005</text:span><text:span text:style-name="T103"><text:tab/></text:span><text:span text:style-name="T104">Senior Developer, ITN On (multimedia news)</text:span></text:p>
      <text:list text:style-name="LFO2" text:continue-numbering="true">
        <text:list-item>
          <text:p text:style-name="P105">Creator and core developer: Shotlister video news cataloguing system</text:p>
        </text:list-item>
        <text:list-item>
          <text:p text:style-name="P106">Lead developer: itn.co.uk, itnarchive.com, ITN intranet and rebuild of itnsource.com</text:p>
        </text:list-item>
        <text:list-item>
          <text:p text:style-name="P107"><text:span text:style-name="T108">In-house HTML/CSS/JavaScript</text:span><text:span text:style-name="T109"><text:s/>standards</text:span><text:span text:style-name="T110"><text:s/>and interface usability ‘guru’<text:s/></text:span><text:span text:style-name="T111"><text:line-break/></text:span></text:p>
        </text:list-item>
      </text:list>
      <text:p text:style-name="P112"><text:span text:style-name="T113">1998</text:span><text:span text:style-name="T114">–</text:span><text:span text:style-name="T115">1999 (contract)</text:span><text:span text:style-name="T116"><text:tab/></text:span><text:span text:style-name="T117">Web Developer</text:span><text:span text:style-name="T118">, Reed Business Information</text:span></text:p>
      <text:list text:style-name="LFO2" text:continue-numbering="true">
        <text:list-item>
          <text:p text:style-name="P119">Client-side<text:s/>developer for totaljobs.com, rbi.co.uk and numerous other<text:s/>RBI<text:s/>sites</text:p>
        </text:list-item>
        <text:list-item>
          <text:p text:style-name="P120"><text:span text:style-name="T121">Scripted-</text:span><text:span text:style-name="T122">Flash application developer for<text:s/></text:span><text:span text:style-name="T123">websites including<text:s/></text:span><text:span text:style-name="T124">Flight International</text:span><text:span text:style-name="T125"><text:line-break/></text:span></text:p>
        </text:list-item>
      </text:list>
      <text:p text:style-name="P126"><text:span text:style-name="T127">1991</text:span><text:span text:style-name="T128">–</text:span><text:span text:style-name="T129">1998</text:span><text:span text:style-name="T130"><text:tab/></text:span><text:span text:style-name="T131">Mac</text:span><text:span text:style-name="T132"><text:s/></text:span><text:span text:style-name="T133">Systems</text:span><text:span text:style-name="T134"><text:s/></text:span><text:span text:style-name="T135">Manager, Decca Records</text:span><text:span text:style-name="T136"><text:s/></text:span></text:p>
      <text:list text:style-name="LFO2" text:continue-numbering="true">
        <text:list-item>
          <text:p text:style-name="P137">Line manager to packaging typesetting staff</text:p>
        </text:list-item>
        <text:list-item>
          <text:p text:style-name="P138">Apple Mac network<text:s/>administrator</text:p>
        </text:list-item>
        <text:list-item>
          <text:p text:style-name="P139">Early Web ‘evangelist’, responsible for setting up<text:s/>and coding<text:s/>deccaclassics.com</text:p>
        </text:list-item>
        <text:list-item>
          <text:p text:style-name="P140"><text:span text:style-name="T141">Quark typesetting and layout for CD pack</text:span><text:span text:style-name="T142">aging and promotional materials</text:span><text:span text:style-name="T143"><text:line-break/></text:span></text:p>
        </text:list-item>
      </text:list>
      <text:p text:style-name="P144"><text:span text:style-name="T145">1988</text:span><text:span text:style-name="T146">–</text:span><text:span text:style-name="T147">1991</text:span><text:span text:style-name="T148"><text:tab/></text:span><text:span text:style-name="T149">Typesetter, Digital Equipment<text:s/></text:span><text:span text:style-name="T150">Corporation<text:s/></text:span></text:p>
      <text:list text:style-name="LFO2" text:continue-numbering="true">
        <text:list-item>
          <text:p text:style-name="P151"><text:span text:style-name="T152">Typesetting of reports and res</text:span><text:span text:style-name="T153">ponses to invitations to tender</text:span><text:span text:style-name="T154"><text:s/></text:span><text:span text:style-name="T155"><text:line-break/></text:span></text:p>
        </text:list-item>
      </text:list>
      <text:p text:style-name="P156"><text:span text:style-name="T157">198</text:span><text:span text:style-name="T158">5–</text:span><text:span text:style-name="T159">1987</text:span><text:span text:style-name="T160"><text:tab/></text:span><text:span text:style-name="T161">Editorial Assistant,<text:s/></text:span><text:span text:style-name="T162">Hickson Associates Literary Agency &amp;<text:s/></text:span><text:span text:style-name="T163">Picador Books<text:s/></text:span></text:p>
      <text:list text:style-name="LFO2" text:continue-numbering="true">
        <text:list-item>
          <text:p text:style-name="P164">Research for Picador<text:s/>editor Sonny Mehta</text:p>
        </text:list-item>
        <text:list-item>
          <text:p text:style-name="P165"><text:span text:style-name="T166">Manuscript assessment for Picador,<text:s/></text:span><text:span text:style-name="T167">Pan Horizons and other imprints</text:span><text:span text:style-name="T168"><text:s/></text:span></text:p>
        </text:list-item>
      </text:list>
      <text:list text:style-name="LFO3" text:continue-numbering="true">
        <text:list-item>
          <text:p text:style-name="P169">Editorial and administrative assistance to agency and editorial staff</text:p>
        </text:list-item>
      </text:list>
      <text:soft-page-break/>
      <text:p text:style-name="P170"><text:span text:style-name="T171">PROFESSIONAL ACHIEVEMENTS</text:span></text:p>
      <text:p text:style-name="P172">2010<text:tab/>JavaScript implementation of SynchTV client, using DVB time data for synchronisation</text:p>
      <text:p text:style-name="P173">2009-2010<text:tab/>Prototype native applications for S60 (Qt/C++) and Android platforms</text:p>
      <text:p text:style-name="P174">2009-2010<text:tab/>Collaboration on LIMO JavaScript platform for timed synchronised media presentation</text:p>
      <text:p text:style-name="P175">Feb-Mar 2008<text:tab/>Created video cataloguing application Clipper for Education Clip Library</text:p>
      <text:p text:style-name="P176">Nov-Dec 2007<text:tab/>Rebuilt ITN intranet on MediaWiki, accessing Active Directory and Salesforce</text:p>
      <text:p text:style-name="P177">2007<text:s/>to present<text:tab/>ITN<text:s/>technical<text:s/>lead for<text:s/>forthcoming<text:s/>itnsource.com<text:s/>relaunch</text:p>
      <text:p text:style-name="P178">2007<text:tab/>Interface designer for<text:s/>web-based<text:s/>ITN<text:s/>On<text:s/>news<text:s/>content management system</text:p>
      <text:p text:style-name="P179"><text:span text:style-name="T180">2006</text:span><text:span text:style-name="T181">-2007</text:span><text:span text:style-name="T182"><text:tab/>Redesigned and recoded<text:s/></text:span><text:a xlink:href="http://www.itn.co.uk" office:target-frame-name="_top" xlink:show="replace"><text:span text:style-name="T183">itn.co.uk</text:span></text:a></text:p>
      <text:p text:style-name="P184"><text:span text:style-name="T185">2006</text:span><text:span text:style-name="T186"><text:tab/>Presented</text:span><text:span text:style-name="T187"><text:s/>Challenges in Rich GUI Development</text:span><text:span text:style-name="T188">,<text:s/></text:span><text:span text:style-name="T189">C++/Qt</text:span><text:span text:style-name="T190"><text:s/>Developer C</text:span><text:span text:style-name="T191">onference</text:span><text:span text:style-name="T192">, San Jose</text:span></text:p>
      <text:p text:style-name="P193">2005–2006<text:tab/>Lead client-side developer,<text:s/>ITN Digital Asset Management<text:s/>archive digitisation<text:s/>project<text:s/><text:line-break/>2002-2004<text:tab/>Developed<text:s/>and maintained<text:s/>Dreamweaver/JavaScript<text:s/>content management system</text:p>
      <text:p text:style-name="P194"><text:span text:style-name="T195">2003</text:span><text:span text:style-name="T196"><text:tab/>Created first<text:s/></text:span><text:span text:style-name="T197">mockups,<text:s/></text:span><text:span text:style-name="T198">images and XML feeds for ITN<text:s/></text:span><text:span text:style-name="T199">Vodafone Live!</text:span><text:span text:style-name="T200"><text:s/>platform</text:span></text:p>
      <text:p text:style-name="P201">2002 to present<text:tab/>Lead developer,<text:s/>Shotlister news video cataloguing<text:s/>system</text:p>
      <text:p text:style-name="P202"><text:span text:style-name="T203">2001</text:span><text:span text:style-name="T204"><text:tab/>Redesigned and recoded</text:span><text:span text:style-name="T205"><text:s/></text:span><text:span text:style-name="T206">itnarchive.com</text:span><text:span text:style-name="T207"><text:s/>(now itnsource.com)</text:span></text:p>
      <text:p text:style-name="P208"><text:span text:style-name="T209">1999</text:span><text:span text:style-name="T210"><text:tab/>Rebuilt<text:s/></text:span><text:span text:style-name="T211">flightinternational.com<text:s/></text:span><text:span text:style-name="T212">(now<text:s/></text:span><text:a xlink:href="http://www.flightglobal.com" office:target-frame-name="_top" xlink:show="replace"><text:span text:style-name="T213">flightglobal.com</text:span></text:a><text:span text:style-name="T214">)</text:span><text:span text:style-name="T215"><text:s/>using scripted Flash</text:span></text:p>
      <text:p text:style-name="P216"><text:span text:style-name="T217">1998–2004</text:span><text:span text:style-name="T218"><text:tab/>Freelance projects:<text:s/></text:span><text:a xlink:href="http://www.smithgil.co.uk/" office:target-frame-name="_top" xlink:show="replace"><text:span text:style-name="T219">smithgil.co.uk</text:span></text:a><text:span text:style-name="T220">,<text:s/></text:span><text:a xlink:href="http://www.yellowdiva.com" office:target-frame-name="_top" xlink:show="replace"><text:span text:style-name="T221">yellowdiva.com</text:span></text:a><text:span text:style-name="T222"><text:s/></text:span><text:span text:style-name="T223">and</text:span><text:span text:style-name="T224"><text:s/></text:span><text:a xlink:href="http://www.ravenstoneschool.com" office:target-frame-name="_top" xlink:show="replace"><text:span text:style-name="T225">ravenstoneschool.com</text:span></text:a></text:p>
      <text:p text:style-name="P226"><text:span text:style-name="T227">1998</text:span><text:span text:style-name="T228"><text:tab/></text:span><text:span text:style-name="T229">‘Evangelised’</text:span><text:span text:style-name="T230"><text:s/>Web within PolyGram</text:span><text:span text:style-name="T231"><text:s/>and coded<text:s/></text:span><text:a xlink:href="http://www.deccaclassics.com" office:target-frame-name="_top" xlink:show="replace"><text:span text:style-name="T232">deccaclassics.com</text:span></text:a></text:p>
      <text:p text:style-name="P233">1994–1996<text:tab/>Restructured<text:s/>Decca Records<text:s/>CD<text:s/>packaging production workflow</text:p>
      <text:p text:style-name="P234"><text:span text:style-name="T235">1990</text:span><text:span text:style-name="T236">–</text:span><text:span text:style-name="T237">1999</text:span><text:span text:style-name="T238"><text:tab/>Fiction reviewer for<text:s/></text:span><text:span text:style-name="T239">Literary Review</text:span><text:span text:style-name="T240">, London</text:span></text:p>
      <text:p text:style-name="P241">1990<text:tab/>Peterloo Poetry Prize, runner-up</text:p>
      <text:p text:style-name="P242"><text:span text:style-name="T243">QUALIFICATIONS</text:span><text:span text:style-name="T244"><text:s/>&amp; COURSES</text:span></text:p>
      <text:p text:style-name="P245">2004–2005<text:tab/>Intermediate Graphic Design, Central St Martin’s College, London</text:p>
      <text:p text:style-name="P246">2001<text:tab/>C++ Application Development, Imperial College, London</text:p>
      <text:p text:style-name="P247">1995<text:tab/>DEC VAX &amp; VMS Administration, Digital Equipment</text:p>
      <text:p text:style-name="P248">1984<text:tab/>BA Hons, English and Pure Mathematics, University of Sydney</text:p>
      <text:p text:style-name="P249">1980<text:tab/>A level (equivalent):<text:s/>Mathematics (A), Physics (A), Chemistry (A), English (B)</text:p>
      <text:p text:style-name="P250">ADDITIONAL INFORMATION</text:p>
      <text:list text:style-name="LFO4" text:continue-numbering="true">
        <text:list-item>
          <text:p text:style-name="P251">Born in rural South Australia, lived in Sydney 1980-1985, UK citizen since 1986</text:p>
        </text:list-item>
        <text:list-item>
          <text:p text:style-name="P252">Widely travelled in Europe, Africa, Asia and Australia</text:p>
        </text:list-item>
        <text:list-item>
          <text:p text:style-name="P253"><text:span text:style-name="T254">Good understanding of spoken and written French and German; conversational ability in Italian and Spanish</text:span><text:span text:style-name="T255"><text:s/></text:span></text:p>
        </text:list-item>
        <text:list-item>
          <text:p text:style-name="P256">Governor at Ravenstone School in Balham, south London</text:p>
        </text:list-item>
        <text:list-item>
          <text:p text:style-name="P257">Involved in numerous school and<text:s/>local<text:s/>community projects:<text:s/>reading assistant and<text:s/>School Travel Plan coordinator for Ravenstone School;<text:s/>Balham Society member;<text:s/>Balham Living Streets<text:s/>participant.</text:p>
        </text:list-item>
      </text:list>
      <text:p text:style-name="P258"/>
      <text:p text:style-name="P259">In my spare time I enjoy<text:s/>surfing,<text:s/>indoor<text:s/>climbing,<text:s/>5-a-side<text:s/>football, badminton,<text:s/>squash,<text:s/>backgammon,<text:s/>reading and cinema.<text:s/></text:p>
      <text:p text:style-name="P260"/>
      <text:p text:style-name="P261">References available on request.</text:p>
      <text:p text:style-name="P262"/>
      <text:p text:style-name="P263"/>
      <text:p text:style-name="P264"><text:a xlink:href="http://www.samdutton.com" office:target-frame-name="_top" xlink:show="replace"><text:span text:style-name="T265">www.samdutton.com</text:span></text:a></text:p>
      <text:p text:style-name="P266"><text:a xlink:href="http://samdutton.wordpress.com" office:target-frame-name="_top" xlink:show="replace"><text:span text:style-name="T267">samdutton.wordpress.com</text:span></text:a></text:p>
      <text:p text:style-name="P268"><text:a xlink:href="http://www.twitter.com/sw12" office:target-frame-name="_top" xlink:show="replace"><text:span text:style-name="T269">www.twitter.com/sw12</text:span></text:a></text:p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am Dutton</dc:title>
    <meta:initial-creator>Sam</meta:initial-creator>
    <dc:creator>Sam</dc:creator>
    <meta:creation-date>2011-01-20T11:14:00Z</meta:creation-date>
    <dc:date>2011-01-20T11:14:00Z</dc:date>
    <meta:print-date>2007-02-21T19:04:00Z</meta:print-date>
    <meta:template xlink:href="Normal.dotm" xlink:type="simple"/>
    <meta:editing-cycles>2</meta:editing-cycles>
    <meta:editing-duration>PT60S</meta:editing-duration>
    <meta:document-statistic meta:page-count="2" meta:paragraph-count="12" meta:word-count="966" meta:character-count="6463" meta:row-count="45" meta:non-whitespace-character-count="5509"/>
  </office:meta>
</office:document-meta>
</file>